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OpenSymbol" svg:font-family="OpenSymbol"/>
    <style:font-face style:name="Tahoma" svg:font-family="Tahoma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Roman No9 L1" svg:font-family="'Nimbus Roman No9 L'" style:font-adornments="Normal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WorkExperience" style:family="table">
      <style:table-properties style:width="7.0701in" table:align="margins"/>
    </style:style>
    <style:style style:name="WorkExperience.A" style:family="table-column">
      <style:table-column-properties style:column-width="1.2958in" style:rel-column-width="12014*"/>
    </style:style>
    <style:style style:name="WorkExperience.B" style:family="table-column">
      <style:table-column-properties style:column-width="5.7743in" style:rel-column-width="53521*"/>
    </style:style>
    <style:style style:name="WorkExperience.A1" style:family="table-cell">
      <style:table-cell-properties fo:background-color="transparent" fo:padding="0in" fo:border="none">
        <style:background-image/>
      </style:table-cell-properties>
    </style:style>
    <style:style style:name="Table1" style:family="table">
      <style:table-properties style:width="7.0701in" fo:break-before="page" table:align="margins"/>
    </style:style>
    <style:style style:name="Table1.A" style:family="table-column">
      <style:table-column-properties style:column-width="1.2958in" style:rel-column-width="12014*"/>
    </style:style>
    <style:style style:name="Table1.B" style:family="table-column">
      <style:table-column-properties style:column-width="5.7743in" style:rel-column-width="53521*"/>
    </style:style>
    <style:style style:name="Table1.A1" style:family="table-cell">
      <style:table-cell-properties fo:background-color="transparent" fo:padding="0in" fo:border="none">
        <style:background-image/>
      </style:table-cell-properties>
    </style:style>
    <style:style style:name="Education" style:family="table">
      <style:table-properties style:width="7.0701in" table:align="margins"/>
    </style:style>
    <style:style style:name="Education.A" style:family="table-column">
      <style:table-column-properties style:column-width="1.2958in" style:rel-column-width="12014*"/>
    </style:style>
    <style:style style:name="Education.B" style:family="table-column">
      <style:table-column-properties style:column-width="5.7743in" style:rel-column-width="53521*"/>
    </style:style>
    <style:style style:name="Education.A1" style:family="table-cell">
      <style:table-cell-properties fo:background-color="transparent" fo:padding="0in" fo:border="none">
        <style:background-image/>
      </style:table-cell-properties>
    </style:style>
    <style:style style:name="Languages" style:family="table">
      <style:table-properties style:width="7.0701in" table:align="margins"/>
    </style:style>
    <style:style style:name="Languages.A" style:family="table-column">
      <style:table-column-properties style:column-width="1.2958in" style:rel-column-width="12014*"/>
    </style:style>
    <style:style style:name="Languages.B" style:family="table-column">
      <style:table-column-properties style:column-width="1.4514in" style:rel-column-width="13452*"/>
    </style:style>
    <style:style style:name="Languages.C" style:family="table-column">
      <style:table-column-properties style:column-width="1.0542in" style:rel-column-width="9773*"/>
    </style:style>
    <style:style style:name="Languages.D" style:family="table-column">
      <style:table-column-properties style:column-width="3.2688in" style:rel-column-width="30296*"/>
    </style:style>
    <style:style style:name="SelfLearning" style:family="table">
      <style:table-properties style:width="7.0896in" fo:margin-left="0in" table:align="left"/>
    </style:style>
    <style:style style:name="SelfLearning.A" style:family="table-column">
      <style:table-column-properties style:column-width="1.2986in"/>
    </style:style>
    <style:style style:name="SelfLearning.B" style:family="table-column">
      <style:table-column-properties style:column-width="5.791in"/>
    </style:style>
    <style:style style:name="SelfLearning.A1" style:family="table-cell">
      <style:table-cell-properties fo:padding="0in" fo:border="none"/>
    </style:style>
    <style:style style:name="P1" style:family="paragraph" style:parent-style-name="Footer">
      <style:text-properties fo:language="en" fo:country="US"/>
    </style:style>
    <style:style style:name="P2" style:family="paragraph" style:parent-style-name="DescriptionHeader">
      <style:text-properties fo:language="en" fo:country="US" officeooo:rsid="000f6198" officeooo:paragraph-rsid="0016f7ec"/>
    </style:style>
    <style:style style:name="P3" style:family="paragraph" style:parent-style-name="DescriptionHeader">
      <style:text-properties fo:language="en" fo:country="US" officeooo:paragraph-rsid="0016f7ec"/>
    </style:style>
    <style:style style:name="P4" style:family="paragraph" style:parent-style-name="DescriptionHeader">
      <style:text-properties fo:language="en" fo:country="US" officeooo:paragraph-rsid="00245cb3"/>
    </style:style>
    <style:style style:name="P5" style:family="paragraph" style:parent-style-name="DescriptionHeader">
      <style:text-properties fo:language="en" fo:country="US" officeooo:paragraph-rsid="006fdcdf"/>
    </style:style>
    <style:style style:name="P6" style:family="paragraph" style:parent-style-name="Date">
      <style:text-properties fo:language="en" fo:country="US"/>
    </style:style>
    <style:style style:name="P7" style:family="paragraph" style:parent-style-name="Date">
      <style:text-properties fo:language="en" fo:country="US" officeooo:rsid="002a9b2e" officeooo:paragraph-rsid="002a9b2e"/>
    </style:style>
    <style:style style:name="P8" style:family="paragraph" style:parent-style-name="Date">
      <style:text-properties fo:language="en" fo:country="US" officeooo:rsid="000f6198" officeooo:paragraph-rsid="000f6198"/>
    </style:style>
    <style:style style:name="P9" style:family="paragraph" style:parent-style-name="Date">
      <style:text-properties fo:language="en" fo:country="US" officeooo:paragraph-rsid="006fdcdf"/>
    </style:style>
    <style:style style:name="P10" style:family="paragraph" style:parent-style-name="Date">
      <style:paragraph-properties fo:margin-left="0in" fo:margin-right="0.1181in" fo:margin-top="0in" fo:margin-bottom="0in" loext:contextual-spacing="false" fo:text-indent="0in" style:auto-text-indent="false" style:shadow="none">
        <style:tab-stops/>
      </style:paragraph-properties>
      <style:text-properties fo:language="en" fo:country="US" officeooo:paragraph-rsid="006fdcdf"/>
    </style:style>
    <style:style style:name="P11" style:family="paragraph" style:parent-style-name="Standard">
      <style:text-properties fo:font-size="18pt" fo:language="en" fo:country="US" style:font-size-asian="18pt" style:font-size-complex="18pt"/>
    </style:style>
    <style:style style:name="P12" style:family="paragraph" style:parent-style-name="Standard">
      <style:text-properties fo:language="en" fo:country="US"/>
    </style:style>
    <style:style style:name="P13" style:family="paragraph" style:parent-style-name="Standard">
      <style:text-properties fo:language="en" fo:country="US" officeooo:rsid="0032bbac"/>
    </style:style>
    <style:style style:name="P14" style:family="paragraph" style:parent-style-name="Standard">
      <style:text-properties fo:language="en" fo:country="US" officeooo:rsid="0011d608" officeooo:paragraph-rsid="0011d608"/>
    </style:style>
    <style:style style:name="P15" style:family="paragraph" style:parent-style-name="Standard">
      <style:paragraph-properties fo:break-before="column"/>
      <style:text-properties fo:language="en" fo:country="US"/>
    </style:style>
    <style:style style:name="P16" style:family="paragraph" style:parent-style-name="DescriptionBody">
      <style:text-properties fo:language="en" fo:country="US"/>
    </style:style>
    <style:style style:name="P17" style:family="paragraph" style:parent-style-name="DescriptionBody">
      <style:text-properties fo:language="en" fo:country="US" officeooo:paragraph-rsid="0040e602"/>
    </style:style>
    <style:style style:name="P18" style:family="paragraph" style:parent-style-name="DescriptionBody">
      <style:text-properties fo:language="en" fo:country="US" officeooo:rsid="006ca042" officeooo:paragraph-rsid="006fdcdf"/>
    </style:style>
    <style:style style:name="P19" style:family="paragraph" style:parent-style-name="DescriptionBody">
      <style:text-properties fo:language="en" fo:country="US" officeooo:paragraph-rsid="006fdcdf"/>
    </style:style>
    <style:style style:name="P20" style:family="paragraph" style:parent-style-name="DescriptionBody">
      <style:text-properties fo:color="#ce181e" fo:language="en" fo:country="US"/>
    </style:style>
    <style:style style:name="P21" style:family="paragraph" style:parent-style-name="DescriptionBody">
      <style:text-properties fo:color="#ce181e" fo:language="en" fo:country="US" officeooo:paragraph-rsid="0014e054"/>
    </style:style>
    <style:style style:name="P22" style:family="paragraph" style:parent-style-name="Heading">
      <style:paragraph-properties fo:margin-top="0.1965in" fo:margin-bottom="0.1965in" loext:contextual-spacing="false"/>
      <style:text-properties fo:language="en" fo:country="US"/>
    </style:style>
    <style:style style:name="P23" style:family="paragraph" style:parent-style-name="DescriptionHeader">
      <style:paragraph-properties fo:margin-left="0in" fo:margin-right="0in" fo:text-align="justify" style:justify-single-word="false" fo:text-indent="0in" style:auto-text-indent="false" fo:keep-with-next="always">
        <style:tab-stops>
          <style:tab-stop style:position="1.2992in"/>
        </style:tab-stops>
      </style:paragraph-properties>
      <style:text-properties fo:language="en" fo:country="US" officeooo:paragraph-rsid="0018a387"/>
    </style:style>
    <style:style style:name="P24" style:family="paragraph" style:parent-style-name="DescriptionHeader">
      <style:paragraph-properties fo:margin-left="0in" fo:margin-right="0in" fo:margin-top="0in" fo:margin-bottom="0.0783in" loext:contextual-spacing="false" fo:text-align="justify" style:justify-single-word="false" fo:text-indent="0in" style:auto-text-indent="false">
        <style:tab-stops>
          <style:tab-stop style:position="1.2992in"/>
        </style:tab-stops>
      </style:paragraph-properties>
      <style:text-properties fo:language="en" fo:country="US" officeooo:paragraph-rsid="006fdcdf"/>
    </style:style>
    <style:style style:name="P25" style:family="paragraph" style:parent-style-name="DescriptionHeader">
      <style:paragraph-properties fo:margin-left="0in" fo:margin-right="0in" fo:margin-top="0in" fo:margin-bottom="0.0783in" loext:contextual-spacing="false" fo:text-align="justify" style:justify-single-word="false" fo:text-indent="0in" style:auto-text-indent="false" fo:keep-with-next="always">
        <style:tab-stops>
          <style:tab-stop style:position="1.2992in"/>
        </style:tab-stops>
      </style:paragraph-properties>
      <style:text-properties style:use-window-font-color="true" fo:font-size="11pt" fo:language="en" fo:country="US" officeooo:rsid="002a9b2e" officeooo:paragraph-rsid="002a9b2e" style:font-size-asian="10.5pt"/>
    </style:style>
    <style:style style:name="P26" style:family="paragraph" style:parent-style-name="DescriptionHeader">
      <style:paragraph-properties fo:margin-left="0in" fo:margin-right="0in" fo:text-align="justify" style:justify-single-word="false" fo:text-indent="0in" style:auto-text-indent="false">
        <style:tab-stops>
          <style:tab-stop style:position="1.2992in"/>
        </style:tab-stops>
      </style:paragraph-properties>
      <style:text-properties fo:language="en" fo:country="US" officeooo:paragraph-rsid="006fdcdf"/>
    </style:style>
    <style:style style:name="P27" style:family="paragraph" style:parent-style-name="Technologies">
      <style:text-properties fo:language="en" fo:country="US" officeooo:rsid="00386431" officeooo:paragraph-rsid="00386431"/>
    </style:style>
    <style:style style:name="P28" style:family="paragraph" style:parent-style-name="DescriptionBody">
      <style:text-properties fo:language="en" fo:country="US"/>
    </style:style>
    <style:style style:name="P29" style:family="paragraph" style:parent-style-name="DescriptionBody" style:list-style-name="L1">
      <style:text-properties fo:language="en" fo:country="US"/>
    </style:style>
    <style:style style:name="P30" style:family="paragraph" style:parent-style-name="DescriptionBody">
      <style:text-properties fo:language="en" fo:country="US" officeooo:paragraph-rsid="0032bbac"/>
    </style:style>
    <style:style style:name="P31" style:family="paragraph" style:parent-style-name="DescriptionBody">
      <style:text-properties fo:language="en" fo:country="US" officeooo:paragraph-rsid="002aee14"/>
    </style:style>
    <style:style style:name="P32" style:family="paragraph" style:parent-style-name="DescriptionBody">
      <style:text-properties fo:language="en" fo:country="US" officeooo:rsid="003b438b" officeooo:paragraph-rsid="003b438b"/>
    </style:style>
    <style:style style:name="P33" style:family="paragraph" style:parent-style-name="DescriptionBody">
      <style:text-properties fo:language="en" fo:country="US" officeooo:rsid="002411c3" officeooo:paragraph-rsid="003d2b58"/>
    </style:style>
    <style:style style:name="P34" style:family="paragraph" style:parent-style-name="DescriptionBody">
      <style:text-properties fo:language="en" fo:country="US" officeooo:rsid="002411c3" officeooo:paragraph-rsid="00259087"/>
    </style:style>
    <style:style style:name="P35" style:family="paragraph" style:parent-style-name="DescriptionBody">
      <style:text-properties fo:language="en" fo:country="US" officeooo:rsid="002411c3" officeooo:paragraph-rsid="002411c3"/>
    </style:style>
    <style:style style:name="P36" style:family="paragraph" style:parent-style-name="DescriptionBody">
      <style:text-properties fo:language="en" fo:country="US" officeooo:rsid="00404b6c" officeooo:paragraph-rsid="00404b6c"/>
    </style:style>
    <style:style style:name="P37" style:family="paragraph" style:parent-style-name="DescriptionBody">
      <style:text-properties fo:language="en" fo:country="US" officeooo:rsid="006fdcdf" officeooo:paragraph-rsid="006fdcdf"/>
    </style:style>
    <style:style style:name="P38" style:family="paragraph" style:parent-style-name="DescriptionBody">
      <style:text-properties fo:language="en" fo:country="US" officeooo:paragraph-rsid="006fdcdf"/>
    </style:style>
    <style:style style:name="P39" style:family="paragraph" style:parent-style-name="DescriptionBody">
      <style:text-properties fo:language="en" fo:country="US" officeooo:paragraph-rsid="002dbbaa"/>
    </style:style>
    <style:style style:name="P40" style:family="paragraph" style:parent-style-name="DescriptionBody">
      <style:text-properties fo:language="en" fo:country="US" officeooo:paragraph-rsid="00436f1a"/>
    </style:style>
    <style:style style:name="P41" style:family="paragraph" style:parent-style-name="Date">
      <style:text-properties fo:color="#000000" fo:language="en" fo:country="US"/>
    </style:style>
    <style:style style:name="P42" style:family="paragraph" style:parent-style-name="Date">
      <style:text-properties fo:color="#000000" fo:language="en" fo:country="US" officeooo:rsid="007d4bd3" officeooo:paragraph-rsid="007d4bd3"/>
    </style:style>
    <style:style style:name="P43" style:family="paragraph" style:parent-style-name="Date">
      <style:text-properties fo:language="en" fo:country="US"/>
    </style:style>
    <style:style style:name="P44" style:family="paragraph" style:parent-style-name="Technologies">
      <style:text-properties fo:language="en" fo:country="US"/>
    </style:style>
    <style:style style:name="P45" style:family="paragraph" style:parent-style-name="Technologies">
      <style:text-properties fo:language="en" fo:country="US" officeooo:rsid="00386431" officeooo:paragraph-rsid="00386431"/>
    </style:style>
    <style:style style:name="P46" style:family="paragraph" style:parent-style-name="Technologies">
      <loext:graphic-properties draw:fill="none"/>
      <style:paragraph-properties fo:background-color="transparent"/>
      <style:text-properties fo:language="en" fo:country="US" officeooo:rsid="00386431"/>
    </style:style>
    <style:style style:name="P47" style:family="paragraph" style:parent-style-name="Technologies">
      <style:text-properties fo:language="en" fo:country="US" officeooo:paragraph-rsid="006fdcdf"/>
    </style:style>
    <style:style style:name="P48" style:family="paragraph" style:parent-style-name="Heading_20_1">
      <style:text-properties fo:language="en" fo:country="US"/>
    </style:style>
    <style:style style:name="P49" style:family="paragraph" style:parent-style-name="Heading_20_1">
      <style:text-properties fo:language="en" fo:country="US" officeooo:paragraph-rsid="006fdcdf"/>
    </style:style>
    <style:style style:name="P50" style:family="paragraph" style:parent-style-name="Heading_20_1" style:master-page-name="">
      <style:paragraph-properties fo:margin-left="0in" fo:margin-right="0in" fo:text-align="start" style:justify-single-word="false" fo:text-indent="0in" style:auto-text-indent="false" style:page-number="auto" fo:padding-left="0.0398in" fo:padding-right="0.0398in" fo:padding-top="0in" fo:padding-bottom="0.0398in" fo:border-left="0.99pt solid #9999cc" fo:border-right="none" fo:border-top="0.99pt solid #9999cc" fo:border-bottom="none" style:shadow="none" fo:keep-with-next="always">
        <style:tab-stops>
          <style:tab-stop style:position="1.2992in"/>
        </style:tab-stops>
      </style:paragraph-properties>
      <style:text-properties fo:font-size="13pt" fo:language="en" fo:country="US" officeooo:paragraph-rsid="00368da1" style:font-size-asian="11.3500003814697pt" style:font-size-complex="13pt"/>
    </style:style>
    <style:style style:name="P51" style:family="paragraph" style:parent-style-name="Heading_20_1" style:master-page-name="">
      <style:paragraph-properties fo:margin-left="0in" fo:margin-right="0in" fo:text-align="start" style:justify-single-word="false" fo:text-indent="0in" style:auto-text-indent="false" style:page-number="auto" fo:padding-left="0.0398in" fo:padding-right="0.0398in" fo:padding-top="0in" fo:padding-bottom="0.0398in" fo:border-left="0.99pt solid #9999cc" fo:border-right="none" fo:border-top="0.99pt solid #9999cc" fo:border-bottom="none" style:shadow="none" fo:keep-with-next="always">
        <style:tab-stops>
          <style:tab-stop style:position="1.2992in"/>
        </style:tab-stops>
      </style:paragraph-properties>
      <style:text-properties fo:language="en" fo:country="US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ize="11pt" style:font-size-asian="10.5pt"/>
    </style:style>
    <style:style style:name="T3" style:family="text">
      <style:text-properties fo:font-size="11pt" fo:font-style="italic" style:font-size-asian="10.5pt" style:font-style-asian="italic" style:font-style-complex="italic"/>
    </style:style>
    <style:style style:name="T4" style:family="text">
      <style:text-properties style:use-window-font-color="true" fo:font-size="11pt" fo:font-weight="bold" style:font-size-asian="10.5pt"/>
    </style:style>
    <style:style style:name="T5" style:family="text">
      <style:text-properties style:use-window-font-color="true" fo:font-size="11pt" fo:font-style="normal" fo:font-weight="bold" style:font-size-asian="10.5pt" style:font-style-asian="normal" style:font-style-complex="normal"/>
    </style:style>
    <style:style style:name="T6" style:family="text">
      <style:text-properties fo:language="en" fo:country="US"/>
    </style:style>
    <style:style style:name="T7" style:family="text">
      <style:text-properties fo:language="en" fo:country="US" fo:font-style="normal" style:font-style-asian="normal" style:font-style-complex="normal"/>
    </style:style>
    <style:style style:name="T8" style:family="text">
      <style:text-properties fo:language="en" fo:country="US" officeooo:rsid="001420d1"/>
    </style:style>
    <style:style style:name="T9" style:family="text">
      <style:text-properties fo:language="en" fo:country="US" officeooo:rsid="002dbbaa"/>
    </style:style>
    <style:style style:name="T10" style:family="text">
      <style:text-properties fo:language="en" fo:country="US" officeooo:rsid="0032bbac"/>
    </style:style>
    <style:style style:name="T11" style:family="text">
      <style:text-properties fo:language="en" fo:country="US" officeooo:rsid="00102768"/>
    </style:style>
    <style:style style:name="T12" style:family="text">
      <style:text-properties fo:language="en" fo:country="US" officeooo:rsid="003718bd"/>
    </style:style>
    <style:style style:name="T13" style:family="text">
      <style:text-properties fo:language="en" fo:country="US" officeooo:rsid="0038710c"/>
    </style:style>
    <style:style style:name="T14" style:family="text">
      <style:text-properties fo:language="en" fo:country="US" officeooo:rsid="003ee5dd"/>
    </style:style>
    <style:style style:name="T15" style:family="text">
      <style:text-properties fo:language="en" fo:country="US" officeooo:rsid="00436f1a"/>
    </style:style>
    <style:style style:name="T16" style:family="text">
      <style:text-properties fo:language="en" fo:country="US" officeooo:rsid="003614ad"/>
    </style:style>
    <style:style style:name="T17" style:family="text">
      <style:text-properties fo:language="en" fo:country="US" officeooo:rsid="003ead7f"/>
    </style:style>
    <style:style style:name="T18" style:family="text">
      <style:text-properties fo:language="en" fo:country="US" officeooo:rsid="0045209e"/>
    </style:style>
    <style:style style:name="T19" style:family="text">
      <style:text-properties fo:language="en" fo:country="US" officeooo:rsid="004526af"/>
    </style:style>
    <style:style style:name="T20" style:family="text">
      <style:text-properties fo:language="en" fo:country="US" officeooo:rsid="0045885e"/>
    </style:style>
    <style:style style:name="T21" style:family="text">
      <style:text-properties fo:language="en" fo:country="US" officeooo:rsid="0064883b"/>
    </style:style>
    <style:style style:name="T22" style:family="text">
      <style:text-properties fo:language="en" fo:country="US" officeooo:rsid="00699d8c"/>
    </style:style>
    <style:style style:name="T23" style:family="text">
      <style:text-properties fo:language="en" fo:country="US" officeooo:rsid="006ca042"/>
    </style:style>
    <style:style style:name="T24" style:family="text">
      <style:text-properties style:font-name="Tahoma" style:font-name-asian="DejaVu Sans" style:font-name-complex="DejaVu Sans"/>
    </style:style>
    <style:style style:name="T25" style:family="text">
      <style:text-properties fo:language="en" fo:country="none"/>
    </style:style>
    <style:style style:name="T26" style:family="text">
      <style:text-properties officeooo:rsid="000f6198"/>
    </style:style>
    <style:style style:name="T27" style:family="text">
      <style:text-properties officeooo:rsid="000fc07f"/>
    </style:style>
    <style:style style:name="T28" style:family="text">
      <style:text-properties officeooo:rsid="0011d608"/>
    </style:style>
    <style:style style:name="T29" style:family="text">
      <style:text-properties officeooo:rsid="0014e054"/>
    </style:style>
    <style:style style:name="T30" style:family="text">
      <style:text-properties officeooo:rsid="0015289d"/>
    </style:style>
    <style:style style:name="T31" style:family="text">
      <style:text-properties officeooo:rsid="0016f7ec"/>
    </style:style>
    <style:style style:name="T32" style:family="text">
      <style:text-properties officeooo:rsid="0018a387"/>
    </style:style>
    <style:style style:name="T33" style:family="text">
      <style:text-properties fo:font-style="normal" style:font-style-asian="normal" style:font-style-complex="normal"/>
    </style:style>
    <style:style style:name="T34" style:family="text">
      <style:text-properties fo:font-style="normal" officeooo:rsid="001a6255" style:font-style-asian="normal" style:font-style-complex="normal"/>
    </style:style>
    <style:style style:name="T35" style:family="text">
      <style:text-properties fo:font-style="normal" officeooo:rsid="00245cb3" style:font-style-asian="normal" style:font-style-complex="normal"/>
    </style:style>
    <style:style style:name="T3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7" style:family="text">
      <style:text-properties officeooo:rsid="001c0ed7"/>
    </style:style>
    <style:style style:name="T38" style:family="text">
      <style:text-properties officeooo:rsid="001e0aa1"/>
    </style:style>
    <style:style style:name="T39" style:family="text">
      <style:text-properties officeooo:rsid="001f66c6"/>
    </style:style>
    <style:style style:name="T40" style:family="text">
      <style:text-properties officeooo:rsid="002005e2"/>
    </style:style>
    <style:style style:name="T41" style:family="text">
      <style:text-properties officeooo:rsid="0021cc9c"/>
    </style:style>
    <style:style style:name="T42" style:family="text">
      <style:text-properties officeooo:rsid="00249d71"/>
    </style:style>
    <style:style style:name="T43" style:family="text">
      <style:text-properties officeooo:rsid="00252be1"/>
    </style:style>
    <style:style style:name="T44" style:family="text">
      <style:text-properties officeooo:rsid="00259087"/>
    </style:style>
    <style:style style:name="T45" style:family="text">
      <style:text-properties officeooo:rsid="00295d73"/>
    </style:style>
    <style:style style:name="T46" style:family="text">
      <style:text-properties officeooo:rsid="002dba74"/>
    </style:style>
    <style:style style:name="T47" style:family="text">
      <style:text-properties officeooo:rsid="0032bbac"/>
    </style:style>
    <style:style style:name="T48" style:family="text">
      <style:text-properties officeooo:rsid="0034792e"/>
    </style:style>
    <style:style style:name="T49" style:family="text">
      <style:text-properties officeooo:rsid="0034a270"/>
    </style:style>
    <style:style style:name="T50" style:family="text">
      <style:text-properties officeooo:rsid="003614ad"/>
    </style:style>
    <style:style style:name="T51" style:family="text">
      <style:text-properties officeooo:rsid="00386431"/>
    </style:style>
    <style:style style:name="T52" style:family="text">
      <style:text-properties officeooo:rsid="003b438b"/>
    </style:style>
    <style:style style:name="T53" style:family="text">
      <style:text-properties officeooo:rsid="003bc4b5"/>
    </style:style>
    <style:style style:name="T54" style:family="text">
      <style:text-properties officeooo:rsid="003d2b58"/>
    </style:style>
    <style:style style:name="T55" style:family="text">
      <style:text-properties officeooo:rsid="003db17b"/>
    </style:style>
    <style:style style:name="T56" style:family="text">
      <style:text-properties officeooo:rsid="003ea4d2"/>
    </style:style>
    <style:style style:name="T57" style:family="text">
      <style:text-properties officeooo:rsid="00404b6c"/>
    </style:style>
    <style:style style:name="T58" style:family="text">
      <style:text-properties officeooo:rsid="0040e602"/>
    </style:style>
    <style:style style:name="T59" style:family="text">
      <style:text-properties officeooo:rsid="0045209e"/>
    </style:style>
    <style:style style:name="T60" style:family="text">
      <style:text-properties style:font-style-asian="italic" style:font-style-complex="italic"/>
    </style:style>
    <style:style style:name="T61" style:family="text">
      <style:text-properties officeooo:rsid="004526af"/>
    </style:style>
    <style:style style:name="T62" style:family="text">
      <style:text-properties fo:font-weight="normal" style:font-weight-asian="normal" style:font-weight-complex="normal"/>
    </style:style>
    <style:style style:name="T63" style:family="text">
      <style:text-properties fo:font-weight="normal" officeooo:rsid="003005e2" style:font-weight-asian="normal" style:font-weight-complex="normal"/>
    </style:style>
    <style:style style:name="T64" style:family="text">
      <style:text-properties fo:font-weight="normal" officeooo:rsid="0031ac29" style:font-weight-asian="normal" style:font-weight-complex="normal"/>
    </style:style>
    <style:style style:name="T65" style:family="text">
      <style:text-properties officeooo:rsid="0064883b"/>
    </style:style>
    <style:style style:name="T66" style:family="text">
      <style:text-properties officeooo:rsid="006564e6"/>
    </style:style>
    <style:style style:name="T67" style:family="text">
      <style:text-properties officeooo:rsid="00673ff2"/>
    </style:style>
    <style:style style:name="T68" style:family="text">
      <style:text-properties officeooo:rsid="00692a0d"/>
    </style:style>
    <style:style style:name="T69" style:family="text">
      <style:text-properties officeooo:rsid="00699d8c"/>
    </style:style>
    <style:style style:name="T70" style:family="text">
      <style:text-properties officeooo:rsid="006ebd4e"/>
    </style:style>
    <style:style style:name="T71" style:family="text">
      <style:text-properties officeooo:rsid="006fdcdf"/>
    </style:style>
    <style:style style:name="T72" style:family="text">
      <style:text-properties officeooo:rsid="007e9996"/>
    </style:style>
    <style:style style:name="T73" style:family="text">
      <style:text-properties officeooo:rsid="003ee5dd"/>
    </style:style>
    <style:style style:name="T74" style:family="text">
      <style:text-properties officeooo:rsid="0038710c"/>
    </style:style>
    <style:style style:name="T75" style:family="text">
      <style:text-properties officeooo:rsid="00102768"/>
    </style:style>
    <style:style style:name="T76" style:family="text">
      <style:text-properties officeooo:rsid="00436f1a"/>
    </style:style>
    <style:style style:name="T77" style:family="text">
      <style:text-properties officeooo:rsid="006ca042"/>
    </style:style>
    <style:style style:name="T78" style:family="text">
      <style:text-properties officeooo:rsid="003718bd"/>
    </style:style>
    <style:style style:name="T79" style:family="text">
      <style:text-properties officeooo:rsid="001420d1"/>
    </style:style>
    <style:style style:name="T80" style:family="text">
      <style:text-properties officeooo:rsid="002dbbaa"/>
    </style:style>
    <style:style style:name="T81" style:family="text">
      <style:text-properties officeooo:rsid="003ead7f"/>
    </style:style>
    <style:style style:name="T82" style:family="text">
      <style:text-properties officeooo:rsid="0045885e"/>
    </style:style>
    <style:style style:name="Sect1" style:family="section">
      <style:section-properties text:dont-balance-text-columns="false" style:editable="false">
        <style:columns fo:column-count="1" fo:column-gap="0in"/>
      </style:section-properties>
    </style:style>
    <style:style style:name="Sect2" style:family="section">
      <style:section-properties text:dont-balance-text-columns="false" style:editable="false">
        <style:columns fo:column-count="3">
          <style:column style:rel-width="4346*" fo:start-indent="0in" fo:end-indent="0in"/>
          <style:column style:rel-width="4724*" fo:start-indent="0in" fo:end-indent="0in"/>
          <style:column style:rel-width="1136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Section2">
        <text:p text:style-name="P11">Vincent Jacques</text:p>
        <text:section text:style-name="Sect2" text:name="Section3">
          <text:p text:style-name="P13">35 years old</text:p>
          <text:p text:style-name="P14">References on request</text:p>
          <text:p text:style-name="P12">vincent.jacques@centraliens.net</text:p>
          <text:p text:style-name="P12">http://vincent-jacques.net/</text:p>
          <text:p text:style-name="P15"/>
        </text:section>
      </text:section>
      <text:p text:style-name="P22">Passionate software engineer<text:line-break/><text:span text:style-name="T24">É</text:span>cole Centrale Paris</text:p>
      <text:p text:style-name="P30">I started programming when I was 12, and haven't stopped <text:span text:style-name="T47">learning </text:span>since <text:span text:style-name="T73">then</text:span>, exploring languages, technologies, and methodologies. After <text:span text:style-name="T74">eleven</text:span> years of professional software engineering, I value<text:span text:style-name="T75"> maintainable and evolutive source code and the use of tools and automation </text:span>to create working, reliable software.</text:p>
      <text:h text:style-name="P50" text:outline-level="1">Work experience</text:h>
      <table:table table:name="WorkExperience" table:style-name="WorkExperience">
        <table:table-column table:style-name="WorkExperience.A"/>
        <table:table-column table:style-name="WorkExperience.B"/>
        <table:table-row>
          <table:table-cell table:style-name="WorkExperience.A1" office:value-type="string">
            <text:p text:style-name="P7">Jan. 16 – <text:span text:style-name="T47">Dec. 17</text:span></text:p>
            <text:p text:style-name="P44">OCaml</text:p>
            <text:p text:style-name="P44">MIT Alloy</text:p>
          </table:table-cell>
          <table:table-cell table:style-name="WorkExperience.A1" office:value-type="string">
            <text:p text:style-name="P25"><text:span text:style-name="T1">University College London</text:span><text:span text:style-name="T62">, </text:span><text:span text:style-name="T63">UK</text:span><text:span text:style-name="T62">: </text:span>research engineer</text:p>
            <text:p text:style-name="P31">I <text:span text:style-name="T48">was</text:span> assisting Dr Jade Alglave <text:span text:style-name="T58">after her </text:span>Brian Mercer Award for Innovation. <text:span text:style-name="T52">Her research focuses on modeling memory accesses for multi-core microprocessors. She created a domain-specific language named CAT.</text:span></text:p>
            <text:p text:style-name="P32">I wrote <text:span text:style-name="T54">an</text:span> OCaml tool comparing CAT memory models. It translates models to Alloy <text:span text:style-name="T54">to</text:span> search for executions that behave differently in the two models. <text:span text:style-name="T53">It then produces small test programs in assembly language. A preexisting tool can run them to verify that the difference exists on actual hardware.</text:span></text:p>
          </table:table-cell>
        </table:table-row>
        <table:table-row>
          <table:table-cell table:style-name="WorkExperience.A1" office:value-type="string">
            <text:p text:style-name="P8">Oct. 13 – Oct. 14</text:p>
            <text:p text:style-name="P27">Java</text:p>
            <text:p text:style-name="P27">DynamoDB</text:p>
            <text:p text:style-name="P27">REST API</text:p>
            <text:p text:style-name="P46">Amazon Web Services</text:p>
          </table:table-cell>
          <table:table-cell table:style-name="WorkExperience.A1" office:value-type="string">
            <text:p text:style-name="P2"><text:span text:style-name="T1">Amazon</text:span><text:span text:style-name="T62">, Seattle, WA, USA: </text:span><text:span text:style-name="T31">s</text:span>oftware development engineer</text:p>
            <text:p text:style-name="P33">Our team was integrating the Good<text:span text:style-name="T70">R</text:span>eads <text:span text:style-name="T67">social network</text:span> in<text:span text:style-name="T54">to</text:span> the Kindle. <text:span text:style-name="T54">The main constraint for our systems was the ability to scale with the number of users</text:span>.</text:p>
            <text:p text:style-name="P34">I replaced a <text:span text:style-name="T43">network-accessed</text:span> database <text:span text:style-name="T44">(25 million entries)</text:span> with <text:span text:style-name="T43">one</text:span> replicated on all <text:span text:style-name="T44">servers (using an internal technology)</text:span>. I handled this project end-to-end, from design and code to the migration of the data and follow-up in production.</text:p>
            <text:p text:style-name="P35">I fixed <text:span text:style-name="T54">many bugs. For example I fixed</text:span> <text:span text:style-name="T42">our usage of Amazon CloudSearch</text:span> to <text:span text:style-name="T68">respect the</text:span> language of the <text:span text:style-name="T68">user’s </text:span>query.</text:p>
            <text:p text:style-name="P35">I participat<text:span text:style-name="T68">ed</text:span> <text:span text:style-name="T68">in</text:span> API design and reviews <text:span text:style-name="T54">(my knowledge of the GitHub API v3 was very helpful)</text:span> <text:span text:style-name="T42">as well as storage design and reviews (mainly using Amazon DynamoDB)</text:span>.</text:p>
            <text:p text:style-name="P36">I conducted a dozen technical hiring interviews.</text:p>
          </table:table-cell>
        </table:table-row>
        <table:table-row>
          <table:table-cell table:style-name="WorkExperience.A1" office:value-type="string">
            <text:p text:style-name="P6">Dec. 10 – <text:span text:style-name="T26">Apr. 13</text:span></text:p>
            <text:p text:style-name="P27">C#</text:p>
            <text:p text:style-name="P27">git</text:p>
          </table:table-cell>
          <table:table-cell table:style-name="WorkExperience.A1" office:value-type="string">
            <text:p text:style-name="P3"><text:span text:style-name="T3">Criteo</text:span><text:span text:style-name="T62">, Paris, France: </text:span><text:span text:style-name="T31">s</text:span>oftware development engineer</text:p>
            <text:p text:style-name="P16">I worked on many areas of Criteo's web adverting platform (1 billion displays a day). I <text:span text:style-name="T28">ended</text:span> <text:span text:style-name="T52">up </text:span>leading the « Development support » team (5 members). <text:span text:style-name="T52">We were</text:span> in charge of: </text:p>
            <text:list xml:id="list1265651101" text:style-name="L1">
              <text:list-item>
                <text:p text:style-name="P29">Technical libraries used by most of our 130 developers. I designed the configuration facility <text:span text:style-name="T28">still</text:span> used globally in Criteo;</text:p>
              </text:list-item>
              <text:list-item>
                <text:p text:style-name="P29">Development tools (Gitorious, Nuget server, continuous integration, etc.). I managed an intern to develop our new deployment tool. <text:span text:style-name="T58">It divided by 10 the duration of the deployment on our 500+ servers.</text:span></text:p>
              </text:list-item>
            </text:list>
            <text:p text:style-name="P16">I volunteered to act as release manager while we were recruiting one. During 5 months, I was synchronizing about 10 teams involved in the weekly release of our platform.</text:p>
            <text:p text:style-name="P16">I conduct<text:span text:style-name="T57">ed</text:span> more than 50 hiring interviews focused on object-oriented design skills.</text:p>
          </table:table-cell>
        </table:table-row>
        <table:table-row>
          <table:table-cell table:style-name="WorkExperience.A1" office:value-type="string">
            <text:p text:style-name="P6">Sept. 08 – Nov. 10</text:p>
            <text:p text:style-name="P27">C++</text:p>
            <text:p text:style-name="P27">Python</text:p>
          </table:table-cell>
          <table:table-cell table:style-name="WorkExperience.A1" office:value-type="string">
            <text:p text:style-name="P23"><text:span text:style-name="T1">Thales</text:span><text:span text:style-name="T62">, near Paris: </text:span><text:span text:style-name="T32">s</text:span>oftware engineer on Automated Train System</text:p>
            <text:p text:style-name="P16">We were fixing <text:s/><text:span text:style-name="T58">bugs </text:span>and making functional evolutions on the software used in more than 20 cities for commercial exploitation of subway lines. In about one year, I became a reference point for design and coding questions.</text:p>
            <text:p text:style-name="P16"><text:span text:style-name="T58">I a</text:span>naly<text:span text:style-name="T58">zed </text:span>the different types of temporary exploitation loops and refactor<text:span text:style-name="T58">ed</text:span> <text:span text:style-name="T58">how we</text:span> handle them, allowing us to apply our <text:span text:style-name="T58">software</text:span> to 3 more lines in Paris.</text:p>
            <text:p text:style-name="P16"><text:span text:style-name="T58">I f</text:span>ix<text:span text:style-name="T58">ed</text:span> the way delayed trains were propagated in the timetable, considerably reducing the number of transient bugs reported.</text:p>
            <text:p text:style-name="P17">I supervised an intern to <text:span text:style-name="T58">build</text:span> <text:span text:style-name="T58">a tool</text:span> <text:span text:style-name="T71">drawing </text:span>subway lines <text:span text:style-name="T71">from</text:span> their structured description.</text:p>
          </table:table-cell>
        </table:table-row>
      </table:table>
      <text:p text:style-name="P37"/>
      <table:table table:name="Table1" table:style-name="Table1">
        <table:table-column table:style-name="Table1.A"/>
        <table:table-column table:style-name="Table1.B"/>
        <table:table-row>
          <table:table-cell table:style-name="Table1.A1" office:value-type="string">
            <text:p text:style-name="P9">2008 – <text:span text:style-name="T45">2011</text:span></text:p>
          </table:table-cell>
          <table:table-cell table:style-name="Table1.A1" office:value-type="string">
            <text:p text:style-name="P24"><text:span text:style-name="T1">École Centrale Paris</text:span><text:span text:style-name="T36">: </text:span><text:span text:style-name="T34">p</text:span><text:span text:style-name="T33">art-time teacher for senior year </text:span><text:span text:style-name="T5">students</text:span></text:p>
            <text:p text:style-name="P19"><text:span text:style-name="T55">A</text:span> former teacher of mine <text:span text:style-name="T55">hired me</text:span> to <text:span text:style-name="T30">guide 3 student</text:span>s <text:span text:style-name="T55">per year</text:span> <text:span text:style-name="T55">during</text:span> their <text:span text:style-name="T30">robotics </text:span>project.</text:p>
          </table:table-cell>
        </table:table-row>
        <table:table-row>
          <table:table-cell table:style-name="Table1.A1" office:value-type="string">
            <text:p text:style-name="P9">Dec. 06 – Aug. 08</text:p>
            <text:p text:style-name="P47">C++</text:p>
          </table:table-cell>
          <table:table-cell table:style-name="Table1.A1" office:value-type="string">
            <text:p text:style-name="P26"><text:span text:style-name="T1">Amadeus</text:span><text:span text:style-name="T62">, </text:span><text:span text:style-name="T64">Sophia Antipolis</text:span><text:span text:style-name="T62">, France: </text:span><text:span text:style-name="T37">s</text:span>oftware development <text:span text:style-name="T4">engineer</text:span></text:p>
            <text:p text:style-name="P19">Amadeus was re-architecturing its whole booking platform (used by 100 000 travel agencies) to use C++ on Unix, <text:span text:style-name="T76">to </text:span>improv<text:span text:style-name="T76">e</text:span> modularity and <text:bookmark text:name="firstHeading1"/>evolutivity. <text:span text:style-name="T61">My team (9 members) was writing software to handle queries about </text:span>hotel availability.</text:p>
            <text:p text:style-name="P18">I integrated an API provided by Accor Hotels.</text:p>
            <text:p text:style-name="P19">I also took over a Perl program comparing the new behavior to the old one <text:span text:style-name="T61">based on logs</text:span>. This tool <text:span text:style-name="T51">had</text:span> be<text:span text:style-name="T51">en</text:span> <text:span text:style-name="T56">unsuccessful</text:span> for two months. It became urgent to validate the new platform and I fixed the tool in two weeks.</text:p>
          </table:table-cell>
        </table:table-row>
        <table:table-row>
          <table:table-cell table:style-name="Table1.A1" office:value-type="string">
            <text:p text:style-name="P10">May 06 – Oct. 06</text:p>
          </table:table-cell>
          <table:table-cell table:style-name="Table1.A1" office:value-type="string">
            <text:p text:style-name="P24"><text:span text:style-name="T1">SKF</text:span><text:span text:style-name="T62">, Tours, France: </text:span><text:span text:style-name="T38">e</text:span>ngineering intern</text:p>
            <text:p text:style-name="P19">I designed, implemented (in Delphi) and validated a proof of concept for an algorithm compensating the drift of a sensor-bearing used in washing machines.</text:p>
          </table:table-cell>
        </table:table-row>
        <table:table-row>
          <table:table-cell table:style-name="Table1.A1" office:value-type="string">
            <text:p text:style-name="P10">2001 – 2005</text:p>
          </table:table-cell>
          <table:table-cell table:style-name="Table1.A1" office:value-type="string">
            <text:p text:style-name="P5"><text:span text:style-name="T33">Private teacher</text:span> for high school students (<text:span text:style-name="T39">m</text:span>athematics <text:span text:style-name="T40">and</text:span> <text:span text:style-name="T39">p</text:span>hysics)</text:p>
          </table:table-cell>
        </table:table-row>
      </table:table>
      <text:h text:style-name="P49" text:outline-level="1">Open-source</text:h>
      <text:p text:style-name="P16">PyGithub (<text:span text:style-name="T47">190</text:span>0<text:span text:style-name="T47">+</text:span> stars on GitHub) is a Python wrapper for GitHub's <text:span text:style-name="T65">REST</text:span> API <text:span text:style-name="T66">v3</text:span>. <text:span text:style-name="T41">I authored it and maintained it for a few years.</text:span> <text:span text:style-name="T27">It is now packaged in some UNIX distributions and maintained by the community. I still occasionally provide some guidance when they e-mail me.</text:span></text:p>
      <text:p text:style-name="P39"><text:span text:style-name="T78">My other significant</text:span> projects are <text:span text:style-name="T78">described</text:span> on <text:span text:style-name="T80">http://vincent-jacques.net/</text:span>.</text:p>
      <text:h text:style-name="P48" text:outline-level="1">Education</text:h>
      <table:table table:name="Education" table:style-name="Education">
        <table:table-column table:style-name="Education.A"/>
        <table:table-column table:style-name="Education.B"/>
        <table:table-row>
          <table:table-cell table:style-name="Education.A1" office:value-type="string">
            <text:p text:style-name="P6"><text:span text:style-name="T59">2003 – </text:span>2006</text:p>
          </table:table-cell>
          <table:table-cell table:style-name="Education.A1" office:value-type="string">
            <text:p text:style-name="P4"><text:span text:style-name="Institution"><text:span text:style-name="T60">École Centrale Paris</text:span></text:span><text:span text:style-name="T36">: </text:span><text:span text:style-name="T35">g</text:span>eneral engineering degree</text:p>
            <text:p text:style-name="P16">I've studied the basics of engineering sciences, with a focus on software and electronics.</text:p>
            <text:p text:style-name="P16">Technical projects: six-legged robot,<text:span text:style-name="T33"> </text:span>automated sail boat model.</text:p>
            <text:p text:style-name="P16">Humanitarian project in an orphanage near Chennai, India.</text:p>
          </table:table-cell>
        </table:table-row>
      </table:table>
      <text:h text:style-name="P51" text:outline-level="1">Languages</text:h>
      <table:table table:name="Languages" table:style-name="Languages">
        <table:table-column table:style-name="Languages.A"/>
        <table:table-column table:style-name="Languages.B"/>
        <table:table-column table:style-name="Languages.C"/>
        <table:table-column table:style-name="Languages.D"/>
        <table:table-row>
          <table:table-cell office:value-type="string">
            <text:p text:style-name="P6">French</text:p>
          </table:table-cell>
          <table:table-cell office:value-type="string">
            <text:p text:style-name="P16">Native</text:p>
          </table:table-cell>
          <table:table-cell office:value-type="string">
            <text:p text:style-name="P6">English</text:p>
          </table:table-cell>
          <table:table-cell office:value-type="string">
            <text:p text:style-name="P16">Fluent</text:p>
          </table:table-cell>
        </table:table-row>
      </table:table>
      <text:h text:style-name="P48" text:outline-level="1">Self-learning</text:h>
      <table:table table:name="SelfLearning" table:style-name="SelfLearning">
        <table:table-column table:style-name="SelfLearning.A"/>
        <table:table-column table:style-name="SelfLearning.B"/>
        <table:table-row>
          <table:table-cell table:style-name="SelfLearning.A1" office:value-type="string">
            <text:p text:style-name="P42">Methodology</text:p>
          </table:table-cell>
          <table:table-cell table:style-name="SelfLearning.A1" office:value-type="string">
            <text:p text:style-name="P16">SOLID, DRY, KISS, design patterns, coupling, cohesion, code smells, variance</text:p>
          </table:table-cell>
        </table:table-row>
        <table:table-row>
          <table:table-cell table:style-name="SelfLearning.A1" office:value-type="string">
            <text:p text:style-name="P41">Modeli<text:span text:style-name="T72">ng</text:span></text:p>
          </table:table-cell>
          <table:table-cell table:style-name="SelfLearning.A1" office:value-type="string">
            <text:p text:style-name="P16">MIT Alloy</text:p>
          </table:table-cell>
        </table:table-row>
        <table:table-row>
          <table:table-cell table:style-name="SelfLearning.A1" office:value-type="string">
            <text:p text:style-name="P41">Languages</text:p>
          </table:table-cell>
          <table:table-cell table:style-name="SelfLearning.A1" office:value-type="string">
            <text:p text:style-name="P16">Python, C++ (Boost), OCaml (Core), JavaScript (Node, jQuery)</text:p>
          </table:table-cell>
        </table:table-row>
        <table:table-row>
          <table:table-cell table:style-name="SelfLearning.A1" office:value-type="string">
            <text:p text:style-name="P41">Storage</text:p>
          </table:table-cell>
          <table:table-cell table:style-name="SelfLearning.A1" office:value-type="string">
            <text:p text:style-name="P16">SQL (MySQL, PostgreSQL), MongoDB, DynamoDB</text:p>
          </table:table-cell>
        </table:table-row>
        <table:table-row>
          <table:table-cell table:style-name="SelfLearning.A1" office:value-type="string">
            <text:p text:style-name="P41">Systems</text:p>
          </table:table-cell>
          <table:table-cell table:style-name="SelfLearning.A1" office:value-type="string">
            <text:p text:style-name="P16">GNU/Linux, Windows, macOS</text:p>
          </table:table-cell>
        </table:table-row>
        <table:table-row>
          <table:table-cell table:style-name="SelfLearning.A1" office:value-type="string">
            <text:p text:style-name="P41">Presentation</text:p>
          </table:table-cell>
          <table:table-cell table:style-name="SelfLearning.A1" office:value-type="string">
            <text:p text:style-name="P16">Open-office, Microsoft Office, Markdown, reStructuredText (Sphinx), HTML5+CSS (Bootstrap), LaTeX, MathJax, GraphViz</text:p>
          </table:table-cell>
        </table:table-row>
      </table:table>
      <text:h text:style-name="P48" text:outline-level="1">Other <text:span text:style-name="T50">activities</text:span></text:h>
      <text:p text:style-name="P16"><text:span text:style-name="T2">Water rockets</text:span>, <text:span text:style-name="T59">puzzle games</text:span>, radio-controlled models, <text:span text:style-name="T59">electronics and </text:span>robotics.</text:p>
      <text:p text:style-name="P40"><text:span text:style-name="T50">Foster family for Handi’chiens: my partner and I are hosting and educating a 1-year-old Labrador retriever puppy named Nirka. When she is 2, she will become a service dog and help a </text:span>person with a disability<text:span text:style-name="T81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OpenSymbol" svg:font-family="OpenSymbol"/>
    <style:font-face style:name="Tahoma" svg:font-family="Tahoma" style:font-family-generic="swiss"/>
    <style:font-face style:name="DejaVu Sans Mono" svg:font-family="'DejaVu Sans Mono'" style:font-family-generic="modern" style:font-pitch="fixed"/>
    <style:font-face style:name="Nimbus Roman No9 L" svg:font-family="'Nimbus Roman No9 L'" style:font-family-generic="roman" style:font-pitch="variable"/>
    <style:font-face style:name="Nimbus Roman No9 L1" svg:font-family="'Nimbus Roman No9 L'" style:font-adornments="Normal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xx" style:country-asian="none" style:font-name-complex="DejaVu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auto-update="true" style:class="text">
      <style:paragraph-properties fo:margin-left="0in" fo:margin-right="0in" fo:margin-top="0in" fo:margin-bottom="0in" loext:contextual-spacing="false" fo:text-align="justify" style:justify-single-word="false" fo:text-indent="0in" style:auto-text-indent="false">
        <style:tab-stops>
          <style:tab-stop style:position="1.2992in"/>
        </style:tab-stops>
      </style:paragraph-properties>
      <style:text-properties fo:font-size="11pt" style:font-size-asian="10.5pt"/>
    </style:style>
    <style:style style:name="Heading" style:family="paragraph" style:parent-style-name="Standard" style:next-style-name="Text_20_body" style:class="text" style:master-page-name="">
      <style:paragraph-properties fo:margin-top="0.0984in" fo:margin-bottom="0.0984in" loext:contextual-spacing="false" fo:text-align="center" style:justify-single-word="false" style:page-number="auto" style:shadow="non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Heading" style:next-style-name="Text_20_body" style:auto-update="true" style:default-outline-level="1" style:class="text">
      <style:paragraph-properties fo:margin-top="0.1575in" fo:margin-bottom="0.0783in" loext:contextual-spacing="false" fo:text-align="start" style:justify-single-word="false" fo:padding-left="0.0398in" fo:padding-right="0.0398in" fo:padding-top="0in" fo:padding-bottom="0.0398in" fo:border-left="0.99pt solid #9999cc" fo:border-right="none" fo:border-top="0.99pt solid #9999cc" fo:border-bottom="none" style:shadow="none"/>
      <style:text-properties fo:font-size="12pt" fo:font-weight="bold" style:font-size-asian="14pt" style:font-weight-asian="bold" style:font-size-complex="14pt" style:font-weight-complex="bold"/>
    </style:style>
    <style:style style:name="Subtitle" style:family="paragraph" style:parent-style-name="Heading" style:next-style-name="Text_20_body" style:auto-update="true" style:class="chapter">
      <style:paragraph-properties fo:margin-top="0in" fo:margin-bottom="0.2362in" loext:contextual-spacing="false" fo:text-align="center" style:justify-single-word="false"/>
      <style:text-properties style:font-name="Nimbus Roman No9 L1" fo:font-family="'Nimbus Roman No9 L'" style:font-style-name="Normal" style:font-family-generic="roman" style:font-pitch="variable" fo:font-size="13pt" fo:font-style="normal" style:font-size-asian="12pt" style:font-style-asian="italic" style:font-weight-asian="normal" style:font-size-complex="12pt" style:font-style-complex="italic" style:font-weight-complex="normal"/>
    </style:style>
    <style:style style:name="Entrée_20_1" style:display-name="Entrée 1" style:family="paragraph" style:parent-style-name="Standard" style:auto-update="true">
      <style:paragraph-properties fo:margin-left="1.6535in" fo:margin-right="0in" fo:margin-top="0in" fo:margin-bottom="0in" loext:contextual-spacing="false" fo:text-indent="-3.9366in" style:auto-text-indent="false">
        <style:tab-stops>
          <style:tab-stop style:position="-0.0984in" style:type="right"/>
        </style:tab-stops>
      </style:paragraph-properties>
    </style:style>
    <style:style style:name="Entrée_20_2" style:display-name="Entrée 2" style:family="paragraph" style:parent-style-name="Entrée_20_1" style:auto-update="true">
      <style:paragraph-properties fo:margin-left="0.9839in" fo:margin-right="0in" fo:margin-top="0in" fo:margin-bottom="0in" loext:contextual-spacing="false" fo:text-indent="-3.9366in" style:auto-text-indent="false">
        <style:tab-stops>
          <style:tab-stop style:position="-0.0984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ate" style:family="paragraph" style:parent-style-name="Standard" style:next-style-name="Technologies" style:auto-update="true">
      <style:paragraph-properties fo:margin-left="0in" fo:margin-right="0.1181in" fo:margin-top="0in" fo:margin-bottom="0in" loext:contextual-spacing="false" fo:text-align="end" style:justify-single-word="false" fo:text-indent="0in" style:auto-text-indent="false" style:shadow="none" style:writing-mode="page"/>
      <style:text-properties style:use-window-font-color="true" style:font-size-asian="10.5pt"/>
    </style:style>
    <style:style style:name="DescriptionHeader" style:family="paragraph" style:parent-style-name="Standard" style:auto-update="true" style:master-page-name="">
      <style:paragraph-properties fo:margin-left="0in" fo:margin-right="0in" fo:margin-top="0in" fo:margin-bottom="0.0783in" loext:contextual-spacing="false" fo:text-align="justify" style:justify-single-word="false" fo:text-indent="0in" style:auto-text-indent="false" style:page-number="auto" fo:keep-with-next="always"/>
      <style:text-properties style:use-window-font-color="true" fo:font-weight="bold" style:font-size-asian="10.5pt" style:font-weight-asian="bold" style:font-weight-complex="bold"/>
    </style:style>
    <style:style style:name="Header" style:family="paragraph" style:parent-style-name="Standard" style:auto-update="true" style:class="extra">
      <style:text-properties style:use-window-font-color="true" fo:font-size="18pt" style:font-size-asian="14pt" style:font-size-complex="14pt"/>
    </style:style>
    <style:style style:name="Heading_20_2" style:display-name="Heading 2" style:family="paragraph" style:parent-style-name="Heading" style:next-style-name="Text_20_body" style:auto-update="true" style:default-outline-level="2" style:class="text">
      <style:paragraph-properties fo:margin-left="0.1181in" fo:margin-right="0in" fo:margin-top="0in" fo:margin-bottom="0in" loext:contextual-spacing="false" fo:text-align="start" style:justify-single-word="false" fo:text-indent="0in" style:auto-text-indent="false" fo:padding-left="0.0398in" fo:padding-right="0in" fo:padding-top="0in" fo:padding-bottom="0in" fo:border-left="0.51pt solid #9999cc" fo:border-right="none" fo:border-top="none" fo:border-bottom="none" style:shadow="none" style:join-border="false"/>
      <style:text-properties fo:font-size="11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Entrée_20_Auto-formation" style:display-name="Entrée Auto-formation" style:family="paragraph" style:parent-style-name="Standard" style:auto-update="true">
      <style:paragraph-properties fo:margin-left="0.3937in" fo:margin-right="0in" fo:margin-top="0in" fo:margin-bottom="0in" loext:contextual-spacing="false" fo:text-indent="0in" style:auto-text-indent="false">
        <style:tab-stops/>
      </style:paragraph-properties>
      <style:text-properties style:font-size-asian="10.5pt"/>
    </style:style>
    <style:style style:name="Frame_20_contents" style:display-name="Frame contents" style:family="paragraph" style:parent-style-name="Text_20_body" style:class="extra"/>
    <style:style style:name="Footer" style:family="paragraph" style:parent-style-name="Standard" style:class="extra">
      <style:paragraph-properties text:number-lines="false" text:line-number="0">
        <style:tab-stops>
          <style:tab-stop style:position="3.5437in" style:type="center"/>
          <style:tab-stop style:position="7.0874in" style:type="right"/>
        </style:tab-stops>
      </style:paragraph-properties>
      <style:text-properties fo:font-size="6pt" style:font-size-asian="10.5pt"/>
    </style:style>
    <style:style style:name="DescriptionBody" style:family="paragraph" style:parent-style-name="Standard" style:master-page-name="">
      <style:paragraph-properties fo:margin-top="0in" fo:margin-bottom="0.0398in" loext:contextual-spacing="false" fo:hyphenation-ladder-count="2" style:page-number="auto" style:writing-mode="page"/>
      <style:text-properties fo:color="#000000" style:font-size-asian="10.5pt" fo:hyphenate="true" fo:hyphenation-remain-char-count="2" fo:hyphenation-push-char-count="2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echnologies" style:family="paragraph" style:parent-style-name="Standard" style:auto-update="true" style:master-page-name="">
      <loext:graphic-properties draw:fill="none" draw:fill-color="#729fcf"/>
      <style:paragraph-properties fo:margin-left="0in" fo:margin-right="0in" fo:margin-top="0.3in" fo:margin-bottom="0in" loext:contextual-spacing="true" fo:text-align="start" style:justify-single-word="false" fo:text-indent="0in" style:auto-text-indent="false" style:page-number="auto" fo:background-color="transparent" style:shadow="none" style:vertical-align="auto" style:writing-mode="page">
        <style:tab-stops>
          <style:tab-stop style:position="1.2992in"/>
        </style:tab-stops>
      </style:paragraph-properties>
      <style:text-properties fo:font-size="10pt" fo:font-style="italic" style:font-size-asian="10.5pt"/>
    </style:style>
    <style:style style:name="Addressee" style:family="paragraph" style:hidden="true" style:parent-style-name="Standard" style:class="extra">
      <style:paragraph-properties fo:margin-top="0in" fo:margin-bottom="0.0417in" loext:contextual-spacing="false" text:number-lines="false" text:line-number="0"/>
    </style:style>
    <style:style style:name="Fonction" style:family="text">
      <style:text-properties style:use-window-font-color="true" fo:font-weight="normal" style:font-size-asian="10.5pt"/>
    </style:style>
    <style:style style:name="Institution" style:family="text">
      <style:text-properties style:use-window-font-color="true" fo:font-style="italic" style:font-size-asian="10.5pt"/>
    </style:style>
    <style:style style:name="Teletype" style:family="text">
      <style:text-properties style:font-name="DejaVu Sans Mono" fo:font-family="'DejaVu Sans Mono'" style:font-family-generic="modern" style:font-pitch="fixed" style:font-name-asian="DejaVu Sans Mono" style:font-family-asian="'DejaVu Sans Mono'" style:font-family-generic-asian="modern" style:font-pitch-asian="fixed" style:font-name-complex="DejaVu Sans Mono" style:font-family-complex="'DejaVu Sans Mono'" style:font-family-generic-complex="modern" style:font-pitch-complex="fixed"/>
    </style:style>
    <style:style style:name="Lieu" style:family="text">
      <style:text-properties style:use-window-font-color="true"/>
    </style:style>
    <style:style style:name="Nom_20_propre" style:display-name="Nom propre" style:family="text">
      <style:text-properties fo:font-variant="small-caps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Visited_20_Internet_20_Link" style:display-name="Visited Internet Link" style:family="text">
      <style:text-properties fo:color="#800000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6in" fo:margin-bottom="0.4in" fo:margin-left="0.6in" fo:margin-right="0.6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0783in" fo:margin-left="0in" fo:margin-right="0in" fo:margin-top="0in" style:dynamic-spacing="false"/>
      </style:footer-style>
    </style:page-layout>
    <number:date-style style:name="N80">
      <number:day/>
      <number:text>. </number:text>
      <number:month number:textual="true"/>
      <number:text>. </number:text>
      <number:year number:style="long"/>
    </number:date-style>
  </office:automatic-styles>
  <office:master-styles>
    <style:master-page style:name="Standard" style:page-layout-name="Mpm1">
      <style:footer>
        <text:p text:style-name="MP1"><text:tab/><text:date style:data-style-name="N80" text:date-value="2018-08-25T09:24:59.632546864">25. Aug. 2018</text:date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6.2$Linux_X86_64 LibreOffice_project/40m0$Build-2</meta:generator>
    <meta:creation-date>2008-05-05T20:28:29</meta:creation-date>
    <dc:date>2018-08-25T09:24:59.555797552</dc:date>
    <meta:print-date>2018-08-22T14:34:19.141901934</meta:print-date>
    <meta:editing-cycles>349</meta:editing-cycles>
    <meta:editing-duration>P1DT5H21M</meta:editing-duration>
    <meta:document-statistic meta:table-count="5" meta:image-count="0" meta:object-count="0" meta:page-count="2" meta:paragraph-count="87" meta:word-count="908" meta:character-count="5819" meta:non-whitespace-character-count="4988"/>
    <meta:user-defined meta:name="Info 1"/>
    <meta:user-defined meta:name="Info 2"/>
    <meta:user-defined meta:name="Info 3"/>
    <meta:user-defined meta:name="Info 4"/>
  </office:meta>
</office:document-meta>
</file>